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7" style:parent-style-name="DefaultParagraphFon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19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20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21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22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23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24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25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26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27" style:parent-style-name="DefaultParagraphFon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T28" style:parent-style-name="DefaultParagraphFon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A" style:language-asian="en" style:country-asian="US" style:language-complex="ar" style:country-complex="SA"/>
    </style:style>
    <style:style style:name="P29" style:parent-style-name="Standard" style:family="paragraph">
      <style:text-properties fo:background-color="#FFFF00"/>
    </style:style>
    <style:style style:name="P30" style:parent-style-name="Standard" style:family="paragraph">
      <style:paragraph-properties fo:text-align="center"/>
    </style:style>
    <style:style style:name="P31" style:parent-style-name="Normal" style:family="paragraph">
      <style:paragraph-properties fo:text-align="center"/>
    </style:style>
    <style:style style:name="P32" style:parent-style-name="Normal" style:family="paragraph">
      <style:paragraph-properties fo:text-align="center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  <style:text-properties fo:font-size="8pt" style:font-size-asian="8pt" style:font-size-complex="8pt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fo:font-size="8pt" style:font-size-asian="8pt" style:font-size-complex="8pt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fo:font-size="8pt" style:font-size-asian="8pt" style:font-size-complex="8pt"/>
    </style:style>
    <style:style style:name="P40" style:parent-style-name="Normal" style:family="paragraph">
      <style:paragraph-properties fo:text-align="center"/>
    </style:style>
    <style:style style:name="T41" style:parent-style-name="DefaultParagraphFont" style:family="text">
      <style:text-properties fo:font-size="10pt" style:font-size-asian="10pt" style:font-size-complex="10pt"/>
    </style:style>
    <style:style style:name="P42" style:parent-style-name="Normal" style:family="paragraph">
      <style:paragraph-properties fo:text-align="center"/>
      <style:text-properties fo:font-size="10pt" style:font-size-asian="10pt" style:font-size-complex="10pt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fo:font-size="10pt" style:font-size-asian="10pt" style:font-size-complex="10pt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fo:font-size="10pt" style:font-size-asian="10pt" style:font-size-complex="10pt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fo:font-size="10pt" style:font-size-asian="10pt" style:font-size-complex="10pt"/>
    </style:style>
    <style:style style:name="P49" style:parent-style-name="Normal" style:family="paragraph">
      <style:paragraph-properties fo:text-align="center"/>
    </style:style>
    <style:style style:name="T50" style:parent-style-name="DefaultParagraphFont" style:family="text">
      <style:text-properties fo:font-size="10pt" style:font-size-asian="10pt" style:font-size-complex="10pt"/>
    </style:style>
    <style:style style:name="T51" style:parent-style-name="DefaultParagraphFont" style:family="text">
      <style:text-properties fo:background-color="#FFFF00"/>
    </style:style>
    <style:style style:name="P52" style:parent-style-name="HTMLPreformatted" style:family="paragraph">
      <style:paragraph-properties fo:background-color="#1E1F22"/>
    </style:style>
    <style:style style:name="T53" style:parent-style-name="DefaultParagraphFont" style:family="text">
      <style:text-properties fo:color="#CF8E6D"/>
    </style:style>
    <style:style style:name="T54" style:parent-style-name="DefaultParagraphFont" style:family="text">
      <style:text-properties fo:color="#BCBEC4"/>
    </style:style>
    <style:style style:name="T55" style:parent-style-name="DefaultParagraphFont" style:family="text">
      <style:text-properties fo:color="#BCBEC4"/>
    </style:style>
    <style:style style:name="T56" style:parent-style-name="DefaultParagraphFont" style:family="text">
      <style:text-properties fo:color="#BCBEC4"/>
    </style:style>
    <style:style style:name="T57" style:parent-style-name="DefaultParagraphFont" style:family="text">
      <style:text-properties fo:color="#CF8E6D"/>
    </style:style>
    <style:style style:name="T58" style:parent-style-name="DefaultParagraphFont" style:family="text">
      <style:text-properties fo:color="#BCBEC4"/>
    </style:style>
    <style:style style:name="T59" style:parent-style-name="DefaultParagraphFont" style:family="text">
      <style:text-properties fo:color="#BCBEC4"/>
    </style:style>
    <style:style style:family="graphic" style:name="a2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4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0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389in" svg:stroke-color="#3465a4" draw:marker-end="a1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eeeeee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Задача 11. Полный перебор. Letter Combinations of a Phone Number</text:p>
      <text:p text:style-name="PreformattedText"><text:span text:style-name="StrongEmphasis">Input:</text:span><text:s/>digits = "23"</text:p>
      <text:p text:style-name="P2"><text:span text:style-name="StrongEmphasis">Output:</text:span><text:s/>["ad","ae","af","bd","be","bf","cd","ce","cf"]</text:p>
      <text:p text:style-name="Standard"><text:span text:style-name="T3">применим</text:span><text:s/><text:span text:style-name="T4">вспомогательную функцию</text:span><text:s/>которая по цифре возвращает масиив возможних чаров, т.е. нажали 2 функция вернула [“abc”] — даже не функцию а подготовим массив в котором по значению нажатой кнопки получис масив возможних для нее символов</text:p>
      <text:p text:style-name="P5"><text:span text:style-name="T6">String[] keyboard =<text:s/></text:span><text:span text:style-name="T7">new<text:s/></text:span><text:span text:style-name="T8">String[]{</text:span><text:span text:style-name="T9">""</text:span><text:span text:style-name="T10">,<text:s/></text:span><text:span text:style-name="T11">""</text:span><text:span text:style-name="T12">,<text:s/></text:span><text:span text:style-name="T13">"abc"</text:span><text:span text:style-name="T14">,<text:s/></text:span><text:span text:style-name="T15">"def"</text:span><text:span text:style-name="T16">,<text:s/></text:span><text:span text:style-name="T17">"ghi"</text:span><text:span text:style-name="T18">,<text:s/></text:span><text:span text:style-name="T19">"jkl"</text:span><text:span text:style-name="T20">,<text:s/></text:span><text:span text:style-name="T21">"mno"</text:span><text:span text:style-name="T22">,<text:s/></text:span><text:span text:style-name="T23">"pqrs"</text:span><text:span text:style-name="T24">,<text:s/></text:span><text:span text:style-name="T25">"tuv"</text:span><text:span text:style-name="T26">,<text:s/></text:span><text:span text:style-name="T27">"wxyz"</text:span><text:span text:style-name="T28">};</text:span></text:p>
      <text:p text:style-name="Standard"/>
      <text:p text:style-name="P29"/>
      <text:p text:style-name="Standard">решение:</text:p>
      <text:p text:style-name="Standard">1) получив масиви букв которие соответсвуют нажатим цифрам перебираем их все</text:p>
      <text:p text:style-name="Standard"/>
      <text:p text:style-name="Standard"/>
      <text:p text:style-name="Standard"/>
      <text:p text:style-name="P30"><text:tab/>пример для клавиш = 23</text:p>
      <text:p text:style-name="Standard"><draw:custom-shape svg:x="2.95709in" svg:y="0in" svg:width="1.30556in" svg:height="0.36806in" draw:z-index="251658240" draw:id="id0" draw:style-name="a0" draw:name="Фігура 1" text:anchor-type="paragraph"><svg:title/><svg:desc/><text:p text:style-name="P31">“”, [a,b,c], [d,e,f]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onnector draw:type="line" svg:x1="4.2626in" svg:y1="0.12087in" svg:x2="5.49593in" svg:y2="0.51045in" draw:z-index="251659264" draw:id="id1" draw:style-name="a2" draw:name="Лінія 3" text:anchor-type="paragraph"><svg:title/><svg:desc/></draw:connector><draw:connector draw:type="line" svg:x1="2.9561in" svg:y1="0.11378in" svg:x2="1.7811in" svg:y2="0.50336in" draw:z-index="2" draw:id="id2" draw:style-name="a3" draw:name="Лінія 1" text:anchor-type="paragraph"><svg:title/><svg:desc/></draw:connector></text:p>
      <text:p text:style-name="Standard"><draw:connector draw:type="line" svg:x1="3.6063in" svg:y1="0.17638in" svg:x2="3.6063in" svg:y2="0.36943in" draw:z-index="3" draw:id="id3" draw:style-name="a4" draw:name="Вертикальна лінія 1" text:anchor-type="paragraph"><svg:title/><svg:desc/></draw:connector></text:p>
      <text:p text:style-name="Standard"><draw:custom-shape svg:x="0.74921in" svg:y="0.15197in" svg:width="1.30556in" svg:height="0.36806in" draw:z-index="4" draw:id="id4" draw:style-name="a5" draw:name="Фігура 2" text:anchor-type="paragraph"><svg:title/><svg:desc/><text:p text:style-name="P32">“a”, [], [d,e,f]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2.80551in" svg:y="0.17835in" svg:width="1.30556in" svg:height="0.36806in" draw:z-index="6" draw:id="id5" draw:style-name="a6" draw:name="Фігура 4" text:anchor-type="paragraph"><svg:title/><svg:desc/><text:p text:style-name="P33">“b”, [], [d,e,f]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draw:custom-shape svg:x="5.3311in" svg:y="0.01614in" svg:width="1.30556in" svg:height="0.36806in" draw:z-index="5" draw:id="id6" draw:style-name="a7" draw:name="Фігура 3" text:anchor-type="paragraph"><svg:title/><svg:desc/><text:p text:style-name="P34">“c”, [], [d,e,f]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><draw:connector draw:type="line" svg:x1="0.74911in" svg:y1="0.06378in" svg:x2="-0.2252in" svg:y2="0.34364in" draw:z-index="16" draw:id="id7" draw:style-name="a8" draw:name="Лінія 2" text:anchor-type="paragraph"><svg:title/><svg:desc/></draw:connector><draw:connector draw:type="line" svg:x1="1.2029in" svg:y1="0.10709in" svg:x2="0.87165in" svg:y2="0.33695in" draw:z-index="17" draw:id="id8" draw:style-name="a9" draw:name="Лінія 4" text:anchor-type="paragraph"><svg:title/><svg:desc/></draw:connector><draw:connector draw:type="line" svg:x1="1.55in" svg:y1="0.13661in" svg:x2="1.61528in" svg:y2="0.31648in" draw:z-index="18" draw:id="id9" draw:style-name="a10" draw:name="Лінія 5" text:anchor-type="paragraph"><svg:title/><svg:desc/></draw:connector><draw:connector draw:type="line" svg:x1="3.06533in" svg:y1="0.16339in" svg:x2="2.66811in" svg:y2="0.35297in" draw:z-index="19" draw:id="id10" draw:style-name="a11" draw:name="Лінія 6" text:anchor-type="paragraph"><svg:title/><svg:desc/></draw:connector><draw:connector draw:type="line" svg:x1="3.46865in" svg:y1="0.16339in" svg:x2="3.42559in" svg:y2="0.35297in" draw:z-index="20" draw:id="id11" draw:style-name="a12" draw:name="Лінія 7" text:anchor-type="paragraph"><svg:title/><svg:desc/></draw:connector><draw:connector draw:type="line" svg:x1="3.95984in" svg:y1="0.16339in" svg:x2="4.17581in" svg:y2="0.41755in" draw:z-index="21" draw:id="id12" draw:style-name="a13" draw:name="Лінія 8" text:anchor-type="paragraph"><svg:title/><svg:desc/></draw:connector></text:p>
      <text:p text:style-name="Standard"><draw:custom-shape svg:x="-0.5563in" svg:y="0.15197in" svg:width="0.64861in" svg:height="0.36806in" draw:z-index="7" draw:id="id13" draw:style-name="a14" draw:name="Фігура 5" text:anchor-type="paragraph"><svg:title/><svg:desc/><text:p text:style-name="P35">“ad”, [], []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0.44646in" svg:y="0.14528in" svg:width="0.64861in" svg:height="0.36806in" draw:z-index="8" draw:id="id14" draw:style-name="a15" draw:name="Фігура 6" text:anchor-type="paragraph"><svg:title/><svg:desc/><text:p text:style-name="P36"><text:span text:style-name="T37">“ae”, [], []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1.37008in" svg:y="0.16614in" svg:width="0.64861in" svg:height="0.36806in" draw:z-index="9" draw:id="id15" draw:style-name="a16" draw:name="Фігура 7" text:anchor-type="paragraph"><svg:title/><svg:desc/><text:p text:style-name="P38"><text:span text:style-name="T39">“af”, [], []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6.65906in" svg:y="0.16614in" svg:width="0.72778in" svg:height="0.36806in" draw:z-index="15" draw:id="id16" draw:style-name="a17" draw:name="Фігура 13" text:anchor-type="paragraph"><svg:title/><svg:desc/><text:p text:style-name="P40"><text:span text:style-name="T41">“cf”, [], []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onnector draw:type="line" svg:x1="5.5172in" svg:y1="0.00079in" svg:x2="5.15748in" svg:y2="0.2112in" draw:z-index="22" draw:id="id17" draw:style-name="a18" draw:name="Лінія 9" text:anchor-type="paragraph"><svg:title/><svg:desc/></draw:connector><draw:connector draw:type="line" svg:x1="5.93661in" svg:y1="0.00079in" svg:x2="5.93661in" svg:y2="0.16051in" draw:z-index="23" draw:id="id18" draw:style-name="a19" draw:name="Вертикальна лінія 2" text:anchor-type="paragraph"><svg:title/><svg:desc/></draw:connector><draw:connector draw:type="line" svg:x1="6.63661in" svg:y1="0.00079in" svg:x2="6.92411in" svg:y2="0.16607in" draw:z-index="24" draw:id="id19" draw:style-name="a20" draw:name="Лінія 10" text:anchor-type="paragraph"><svg:title/><svg:desc/></draw:connector></text:p>
      <text:p text:style-name="Standard"><draw:custom-shape svg:x="2.25in" svg:y="0.00354in" svg:width="0.62778in" svg:height="0.36806in" draw:z-index="10" draw:id="id20" draw:style-name="a21" draw:name="Фігура 8" text:anchor-type="paragraph"><svg:title/><svg:desc/><text:p text:style-name="P42">“bd”, [], []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3.9311in" svg:y="0.03386in" svg:width="0.62778in" svg:height="0.36806in" draw:z-index="11" draw:id="id21" draw:style-name="a22" draw:name="Фігура 9" text:anchor-type="paragraph"><svg:title/><svg:desc/><text:p text:style-name="P43"><text:span text:style-name="T44">“bf”, [], []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3.03622in" svg:y="0.01929in" svg:width="0.62778in" svg:height="0.36806in" draw:z-index="12" draw:id="id22" draw:style-name="a23" draw:name="Фігура 10" text:anchor-type="paragraph"><svg:title/><svg:desc/><text:p text:style-name="P45"><text:span text:style-name="T46">“be”, [], []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5.72835in" svg:y="0.00984in" svg:width="0.72778in" svg:height="0.36806in" draw:z-index="14" draw:id="id23" draw:style-name="a24" draw:name="Фігура 12" text:anchor-type="paragraph"><svg:title/><svg:desc/><text:p text:style-name="P47"><text:span text:style-name="T48">“ce”, [], []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svg:x="4.79016in" svg:y="0.02008in" svg:width="0.72778in" svg:height="0.36806in" draw:z-index="13" draw:id="id24" draw:style-name="a25" draw:name="Фігура 11" text:anchor-type="paragraph"><svg:title/><svg:desc/><text:p text:style-name="P49"><text:span text:style-name="T50">“cd”, [], []</text:span></text:p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<text:p text:style-name="Standard"/>
      <text:p text:style-name="Standard"/>
      <text:p text:style-name="Standard">для оптимизации используем стринг билдер</text:p>
      <text:p text:style-name="Standard">2)<text:s/><text:span text:style-name="T51">базовий случай</text:span></text:p>
      <text:p text:style-name="Standard">заведем индекс для слова и будем сравнивать с длиной текущего масива возможних символов по нажатой цифре — из подготовленного массива см вспомагательная функция</text:p>
      <text:p text:style-name="Standard"/>
      <text:p text:style-name="P52"><text:span text:style-name="T53">if<text:s/></text:span><text:span text:style-name="T54">(digitIndex == digits.length()) {</text:span><text:span text:style-name="T55"><text:line-break/><text:s text:c="4"/>words.add(word.toString());</text:span><text:span text:style-name="T56"><text:line-break/><text:s text:c="4"/></text:span><text:span text:style-name="T57">return</text:span><text:span text:style-name="T58">;</text:span><text:span text:style-name="T59"><text:line-break/>}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A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A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4-02-05T07:41:00Z</meta:creation-date>
    <dc:date>2024-02-06T08:15:00Z</dc:date>
    <meta:template xlink:href="Normal.dotm" xlink:type="simple"/>
    <meta:editing-cycles>4</meta:editing-cycles>
    <meta:editing-duration>PT90300S</meta:editing-duration>
    <meta:document-statistic meta:page-count="1" meta:paragraph-count="1" meta:word-count="139" meta:character-count="936" meta:row-count="6" meta:non-whitespace-character-count="798"/>
  </office:meta>
</office:document-meta>
</file>